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2.312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8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-2.10196" calcext:value-type="float">
            <text:p>-2,10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-2.10208" calcext:value-type="float">
            <text:p>-2,10208</text:p>
          </table:table-cell>
          <table:table-cell office:value-type="float" office:value="0.000516704" calcext:value-type="float">
            <text:p>0,0005167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3.24648</text:p>
          </table:table-cell>
          <table:table-cell office:value-type="string" calcext:value-type="string">
            <text:p>0.00281403</text:p>
          </table:table-cell>
          <table:table-cell office:value-type="float" office:value="20" calcext:value-type="float">
            <text:p>20</text:p>
          </table:table-cell>
          <table:table-cell table:style-name="ce1" table:formula="of:=AVERAGE([.B1:.B10])" office:value-type="float" office:value="91" calcext:value-type="float">
            <text:p>91</text:p>
          </table:table-cell>
          <table:table-cell table:style-name="ce1" table:formula="of:=STDEV([.B1:.B10])/SQRT(10)" office:value-type="float" office:value="3.76828873628335" calcext:value-type="float">
            <text:p>3,7682887363</text:p>
          </table:table-cell>
          <table:table-cell table:style-name="ce1" table:formula="of:=AVERAGE([.G1:.G10])" office:value-type="float" office:value="86.4" calcext:value-type="float">
            <text:p>86,4</text:p>
          </table:table-cell>
          <table:table-cell table:style-name="ce1" table:formula="of:=STDEV([.G1:.G10])/SQRT(10)" office:value-type="float" office:value="5.38764017605729" calcext:value-type="float">
            <text:p>5,3876401761</text:p>
          </table:table-cell>
          <table:table-cell table:style-name="ce1" table:formula="of:=AVERAGE([.L1:.L10])" office:value-type="float" office:value="44.4" calcext:value-type="float">
            <text:p>44,4</text:p>
          </table:table-cell>
          <table:table-cell table:style-name="ce1" table:formula="of:=STDEV([.L1:.L10])/SQRT(10)" office:value-type="float" office:value="6.05750223552029" calcext:value-type="float">
            <text:p>6,0575022355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-2.79809" calcext:value-type="float">
            <text:p>-2,79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-2.79777" calcext:value-type="float">
            <text:p>-2,79777</text:p>
          </table:table-cell>
          <table:table-cell office:value-type="float" office:value="0.00123864" calcext:value-type="float">
            <text:p>0,001238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3.96176</text:p>
          </table:table-cell>
          <table:table-cell office:value-type="string" calcext:value-type="string">
            <text:p>0.0609559</text:p>
          </table:table-cell>
          <table:table-cell office:value-type="float" office:value="50" calcext:value-type="float">
            <text:p>50</text:p>
          </table:table-cell>
          <table:table-cell table:style-name="ce1" table:formula="of:=AVERAGE([.B11:.B20])" office:value-type="float" office:value="112.3" calcext:value-type="float">
            <text:p>112,3</text:p>
          </table:table-cell>
          <table:table-cell table:style-name="ce1" table:formula="of:=STDEV([.B11:.B20])/SQRT(10)" office:value-type="float" office:value="6.44472221623589" calcext:value-type="float">
            <text:p>6,4447222162</text:p>
          </table:table-cell>
          <table:table-cell table:style-name="ce1" table:formula="of:=AVERAGE([.G11:.G20])" office:value-type="float" office:value="124.1" calcext:value-type="float">
            <text:p>124,1</text:p>
          </table:table-cell>
          <table:table-cell table:style-name="ce1" table:formula="of:=STDEV([.G11:.G20])/SQRT(10)" office:value-type="float" office:value="8.51071220417082" calcext:value-type="float">
            <text:p>8,5107122042</text:p>
          </table:table-cell>
          <table:table-cell table:style-name="ce1" table:formula="of:=AVERAGE([.L11:.L20])" office:value-type="float" office:value="65.3" calcext:value-type="float">
            <text:p>65,3</text:p>
          </table:table-cell>
          <table:table-cell table:style-name="ce1" table:formula="of:=STDEV([.L11:.L20])/SQRT(10)" office:value-type="float" office:value="6.45677938294317" calcext:value-type="float">
            <text:p>6,4567793829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-1.99103" calcext:value-type="float">
            <text:p>-1,99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-1.99113" calcext:value-type="float">
            <text:p>-1,99113</text:p>
          </table:table-cell>
          <table:table-cell office:value-type="float" office:value="0.00088959" calcext:value-type="float">
            <text:p>0,000889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8798</text:p>
          </table:table-cell>
          <table:table-cell office:value-type="string" calcext:value-type="string">
            <text:p>0.0173392</text:p>
          </table:table-cell>
          <table:table-cell office:value-type="float" office:value="100" calcext:value-type="float">
            <text:p>100</text:p>
          </table:table-cell>
          <table:table-cell table:style-name="ce1" table:formula="of:=AVERAGE([.B21:.B30])" office:value-type="float" office:value="111.3" calcext:value-type="float">
            <text:p>111,3</text:p>
          </table:table-cell>
          <table:table-cell table:style-name="ce1" table:formula="of:=STDEV([.B21:.B30])/SQRT(10)" office:value-type="float" office:value="5.48948489791569" calcext:value-type="float">
            <text:p>5,4894848979</text:p>
          </table:table-cell>
          <table:table-cell table:style-name="ce1" table:formula="of:=AVERAGE([.G21:.G30])" office:value-type="float" office:value="134.7" calcext:value-type="float">
            <text:p>134,7</text:p>
          </table:table-cell>
          <table:table-cell table:style-name="ce1" table:formula="of:=STDEV([.G21:.G30])/SQRT(10)" office:value-type="float" office:value="7.14150622145715" calcext:value-type="float">
            <text:p>7,1415062215</text:p>
          </table:table-cell>
          <table:table-cell table:style-name="ce1" table:formula="of:=AVERAGE([.L21:.L30])" office:value-type="float" office:value="67.8" calcext:value-type="float">
            <text:p>67,8</text:p>
          </table:table-cell>
          <table:table-cell table:style-name="ce1" table:formula="of:=STDEV([.L21:.L30])/SQRT(10)" office:value-type="float" office:value="2.87827108598972" calcext:value-type="float">
            <text:p>2,878271086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-2.00598" calcext:value-type="float">
            <text:p>-2,005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-2.00595" calcext:value-type="float">
            <text:p>-2,00595</text:p>
          </table:table-cell>
          <table:table-cell office:value-type="float" office:value="0.000604642" calcext:value-type="float">
            <text:p>0,0006046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93174</text:p>
          </table:table-cell>
          <table:table-cell office:value-type="string" calcext:value-type="string">
            <text:p>0.0366155</text:p>
          </table:table-cell>
          <table:table-cell office:value-type="float" office:value="200" calcext:value-type="float">
            <text:p>200</text:p>
          </table:table-cell>
          <table:table-cell table:style-name="ce1" table:formula="of:=AVERAGE([.B31:.B40])" office:value-type="float" office:value="101.8" calcext:value-type="float">
            <text:p>101,8</text:p>
          </table:table-cell>
          <table:table-cell table:style-name="ce1" table:formula="of:=STDEV([.B31:.B40])/SQRT(10)" office:value-type="float" office:value="2.28424555986824" calcext:value-type="float">
            <text:p>2,2842455599</text:p>
          </table:table-cell>
          <table:table-cell table:style-name="ce1" table:formula="of:=AVERAGE([.G31:.G40])" office:value-type="float" office:value="131.8" calcext:value-type="float">
            <text:p>131,8</text:p>
          </table:table-cell>
          <table:table-cell table:style-name="ce1" table:formula="of:=STDEV([.G31:.G40])/SQRT(10)" office:value-type="float" office:value="6.27127490139676" calcext:value-type="float">
            <text:p>6,2712749014</text:p>
          </table:table-cell>
          <table:table-cell table:style-name="ce1" table:formula="of:=AVERAGE([.L31:.L40])" office:value-type="float" office:value="106.9" calcext:value-type="float">
            <text:p>106,9</text:p>
          </table:table-cell>
          <table:table-cell table:style-name="ce1" table:formula="of:=STDEV([.L31:.L40])/SQRT(10)" office:value-type="float" office:value="9.89214053905647" calcext:value-type="float">
            <text:p>9,892140539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-2.04309" calcext:value-type="float">
            <text:p>-2,04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-2.04298" calcext:value-type="float">
            <text:p>-2,04298</text:p>
          </table:table-cell>
          <table:table-cell office:value-type="float" office:value="0.000475753" calcext:value-type="float">
            <text:p>0,0004757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3.15462</text:p>
          </table:table-cell>
          <table:table-cell office:value-type="string" calcext:value-type="string">
            <text:p>0.000445922</text:p>
          </table:table-cell>
          <table:table-cell office:value-type="float" office:value="500" calcext:value-type="float">
            <text:p>500</text:p>
          </table:table-cell>
          <table:table-cell table:style-name="ce1" table:formula="of:=AVERAGE([.B41:.B50])" office:value-type="float" office:value="98.7" calcext:value-type="float">
            <text:p>98,7</text:p>
          </table:table-cell>
          <table:table-cell table:style-name="ce1" table:formula="of:=STDEV([.B41:.B50])/SQRT(10)" office:value-type="float" office:value="2.10317220724631" calcext:value-type="float">
            <text:p>2,1031722072</text:p>
          </table:table-cell>
          <table:table-cell table:style-name="ce1" table:formula="of:=AVERAGE([.G41:.G50])" office:value-type="float" office:value="140.5" calcext:value-type="float">
            <text:p>140,5</text:p>
          </table:table-cell>
          <table:table-cell table:style-name="ce1" table:formula="of:=STDEV([.G41:.G50])/SQRT(10)" office:value-type="float" office:value="4.86541079686209" calcext:value-type="float">
            <text:p>4,8654107969</text:p>
          </table:table-cell>
          <table:table-cell table:style-name="ce1" table:formula="of:=AVERAGE([.L41:.L50])" office:value-type="float" office:value="203" calcext:value-type="float">
            <text:p>203</text:p>
          </table:table-cell>
          <table:table-cell table:style-name="ce1" table:formula="of:=STDEV([.L41:.L50])/SQRT(10)" office:value-type="float" office:value="22.6931218164839" calcext:value-type="float">
            <text:p>22,6931218165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-2.75443" calcext:value-type="float">
            <text:p>-2,75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-2.7543" calcext:value-type="float">
            <text:p>-2,7543</text:p>
          </table:table-cell>
          <table:table-cell office:value-type="float" office:value="0.000888605" calcext:value-type="float">
            <text:p>0,0008886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21948</text:p>
          </table:table-cell>
          <table:table-cell office:value-type="string" calcext:value-type="string">
            <text:p>0.00041315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-3.28764" calcext:value-type="float">
            <text:p>-3,287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-3.28759" calcext:value-type="float">
            <text:p>-3,28759</text:p>
          </table:table-cell>
          <table:table-cell office:value-type="float" office:value="0.00046819" calcext:value-type="float">
            <text:p>0,000468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05151</text:p>
          </table:table-cell>
          <table:table-cell office:value-type="string" calcext:value-type="string">
            <text:p>0.00040279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-3.3507" calcext:value-type="float">
            <text:p>-3,3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3.35061" calcext:value-type="float">
            <text:p>-3,35061</text:p>
          </table:table-cell>
          <table:table-cell office:value-type="float" office:value="0.00088419" calcext:value-type="float">
            <text:p>0,000884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69305</text:p>
          </table:table-cell>
          <table:table-cell office:value-type="string" calcext:value-type="string">
            <text:p>0.00083836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-1.90095" calcext:value-type="float">
            <text:p>-1,900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-1.90092" calcext:value-type="float">
            <text:p>-1,90092</text:p>
          </table:table-cell>
          <table:table-cell office:value-type="float" office:value="0.000908783" calcext:value-type="float">
            <text:p>0,0009087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44378</text:p>
          </table:table-cell>
          <table:table-cell office:value-type="string" calcext:value-type="string">
            <text:p>0.010222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-3.05298" calcext:value-type="float">
            <text:p>-3,05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-3.05666" calcext:value-type="float">
            <text:p>-3,05666</text:p>
          </table:table-cell>
          <table:table-cell office:value-type="float" office:value="0.0144182" calcext:value-type="float">
            <text:p>0,0144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2.55651</text:p>
          </table:table-cell>
          <table:table-cell office:value-type="string" calcext:value-type="string">
            <text:p>0.000219687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-4.01213" calcext:value-type="float">
            <text:p>-4,01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-4.01232" calcext:value-type="float">
            <text:p>-4,01232</text:p>
          </table:table-cell>
          <table:table-cell office:value-type="float" office:value="0.000331936" calcext:value-type="float">
            <text:p>0,00033193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-3.95588</text:p>
          </table:table-cell>
          <table:table-cell office:value-type="string" calcext:value-type="string">
            <text:p>0.00164188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-3.77963" calcext:value-type="float">
            <text:p>-3,77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-3.78014" calcext:value-type="float">
            <text:p>-3,78014</text:p>
          </table:table-cell>
          <table:table-cell office:value-type="float" office:value="0.00707014" calcext:value-type="float">
            <text:p>0,007070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4.39338</text:p>
          </table:table-cell>
          <table:table-cell office:value-type="string" calcext:value-type="string">
            <text:p>0.00936486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-3.57582" calcext:value-type="float">
            <text:p>-3,57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-3.57563" calcext:value-type="float">
            <text:p>-3,57563</text:p>
          </table:table-cell>
          <table:table-cell office:value-type="float" office:value="0.00395981" calcext:value-type="float">
            <text:p>0,003959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3.3917</text:p>
          </table:table-cell>
          <table:table-cell office:value-type="string" calcext:value-type="string">
            <text:p>0.000154221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-4.87621" calcext:value-type="float">
            <text:p>-4,87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-4.87657" calcext:value-type="float">
            <text:p>-4,87657</text:p>
          </table:table-cell>
          <table:table-cell office:value-type="float" office:value="0.00340079" calcext:value-type="float">
            <text:p>0,00340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4.41335</text:p>
          </table:table-cell>
          <table:table-cell office:value-type="string" calcext:value-type="string">
            <text:p>0.000370467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-4.80944" calcext:value-type="float">
            <text:p>-4,80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-4.80949" calcext:value-type="float">
            <text:p>-4,80949</text:p>
          </table:table-cell>
          <table:table-cell office:value-type="float" office:value="0.000846918" calcext:value-type="float">
            <text:p>0,0008469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.49049</text:p>
          </table:table-cell>
          <table:table-cell office:value-type="string" calcext:value-type="string">
            <text:p>0.000786515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-3.17262" calcext:value-type="float">
            <text:p>-3,17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-3.1725" calcext:value-type="float">
            <text:p>-3,1725</text:p>
          </table:table-cell>
          <table:table-cell office:value-type="float" office:value="0.00217324" calcext:value-type="float">
            <text:p>0,002173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4.28706</text:p>
          </table:table-cell>
          <table:table-cell office:value-type="string" calcext:value-type="string">
            <text:p>0.0100764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-5.45769" calcext:value-type="float">
            <text:p>-5,45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-5.45763" calcext:value-type="float">
            <text:p>-5,45763</text:p>
          </table:table-cell>
          <table:table-cell office:value-type="float" office:value="0.00476718" calcext:value-type="float">
            <text:p>0,004767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5.26136</text:p>
          </table:table-cell>
          <table:table-cell office:value-type="string" calcext:value-type="string">
            <text:p>0.000399772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-4.67906" calcext:value-type="float">
            <text:p>-4,679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-4.67953" calcext:value-type="float">
            <text:p>-4,67953</text:p>
          </table:table-cell>
          <table:table-cell office:value-type="float" office:value="0.0145832" calcext:value-type="float">
            <text:p>0,01458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4.75983</text:p>
          </table:table-cell>
          <table:table-cell office:value-type="string" calcext:value-type="string">
            <text:p>0.00525991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-3.72224" calcext:value-type="float">
            <text:p>-3,72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-3.72228" calcext:value-type="float">
            <text:p>-3,72228</text:p>
          </table:table-cell>
          <table:table-cell office:value-type="float" office:value="0.00206767" calcext:value-type="float">
            <text:p>0,002067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.01941</text:p>
          </table:table-cell>
          <table:table-cell office:value-type="string" calcext:value-type="string">
            <text:p>0.000993808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-4.81051" calcext:value-type="float">
            <text:p>-4,81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-4.81032" calcext:value-type="float">
            <text:p>-4,81032</text:p>
          </table:table-cell>
          <table:table-cell office:value-type="float" office:value="0.0116225" calcext:value-type="float">
            <text:p>0,0116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4.57348</text:p>
          </table:table-cell>
          <table:table-cell office:value-type="string" calcext:value-type="string">
            <text:p>0.000899207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-6.50756" calcext:value-type="float">
            <text:p>-6,50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-6.50755" calcext:value-type="float">
            <text:p>-6,50755</text:p>
          </table:table-cell>
          <table:table-cell office:value-type="float" office:value="0.00273621" calcext:value-type="float">
            <text:p>0,00273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6.50481</text:p>
          </table:table-cell>
          <table:table-cell office:value-type="string" calcext:value-type="string">
            <text:p>0.0031373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-6.59784" calcext:value-type="float">
            <text:p>-6,59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-6.59774" calcext:value-type="float">
            <text:p>-6,59774</text:p>
          </table:table-cell>
          <table:table-cell office:value-type="float" office:value="0.00220971" calcext:value-type="float">
            <text:p>0,002209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5.79885</text:p>
          </table:table-cell>
          <table:table-cell office:value-type="string" calcext:value-type="string">
            <text:p>0.00217767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-5.48737" calcext:value-type="float">
            <text:p>-5,48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-5.48737" calcext:value-type="float">
            <text:p>-5,48737</text:p>
          </table:table-cell>
          <table:table-cell office:value-type="float" office:value="0.00281643" calcext:value-type="float">
            <text:p>0,002816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6.01626</text:p>
          </table:table-cell>
          <table:table-cell office:value-type="string" calcext:value-type="string">
            <text:p>0.030945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-5.29458" calcext:value-type="float">
            <text:p>-5,29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-5.2945" calcext:value-type="float">
            <text:p>-5,2945</text:p>
          </table:table-cell>
          <table:table-cell office:value-type="float" office:value="0.00309257" calcext:value-type="float">
            <text:p>0,003092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6.73554</text:p>
          </table:table-cell>
          <table:table-cell office:value-type="string" calcext:value-type="string">
            <text:p>0.00429673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-5.45752" calcext:value-type="float">
            <text:p>-5,45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-5.45751" calcext:value-type="float">
            <text:p>-5,45751</text:p>
          </table:table-cell>
          <table:table-cell office:value-type="float" office:value="0.00312325" calcext:value-type="float">
            <text:p>0,00312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6.47841</text:p>
          </table:table-cell>
          <table:table-cell office:value-type="string" calcext:value-type="string">
            <text:p>0.0022427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-5.6811" calcext:value-type="float">
            <text:p>-5,6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-5.68105" calcext:value-type="float">
            <text:p>-5,68105</text:p>
          </table:table-cell>
          <table:table-cell office:value-type="float" office:value="0.00119668" calcext:value-type="float">
            <text:p>0,00119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6.35934</text:p>
          </table:table-cell>
          <table:table-cell office:value-type="string" calcext:value-type="string">
            <text:p>0.000721628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-5.31007" calcext:value-type="float">
            <text:p>-5,31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-5.31008" calcext:value-type="float">
            <text:p>-5,31008</text:p>
          </table:table-cell>
          <table:table-cell office:value-type="float" office:value="0.00149363" calcext:value-type="float">
            <text:p>0,001493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6.91352</text:p>
          </table:table-cell>
          <table:table-cell office:value-type="string" calcext:value-type="string">
            <text:p>0.00092633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-6.75586" calcext:value-type="float">
            <text:p>-6,755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-6.75584" calcext:value-type="float">
            <text:p>-6,75584</text:p>
          </table:table-cell>
          <table:table-cell office:value-type="float" office:value="0.00155237" calcext:value-type="float">
            <text:p>0,001552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6.02386</text:p>
          </table:table-cell>
          <table:table-cell office:value-type="string" calcext:value-type="string">
            <text:p>0.0033206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-5.77752" calcext:value-type="float">
            <text:p>-5,77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-5.77787" calcext:value-type="float">
            <text:p>-5,77787</text:p>
          </table:table-cell>
          <table:table-cell office:value-type="float" office:value="0.00242899" calcext:value-type="float">
            <text:p>0,002428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6.89108</text:p>
          </table:table-cell>
          <table:table-cell office:value-type="string" calcext:value-type="string">
            <text:p>0.010099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-6.4205" calcext:value-type="float">
            <text:p>-6,4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-6.4202" calcext:value-type="float">
            <text:p>-6,4202</text:p>
          </table:table-cell>
          <table:table-cell office:value-type="float" office:value="0.0050236" calcext:value-type="float">
            <text:p>0,00502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6.81411</text:p>
          </table:table-cell>
          <table:table-cell office:value-type="string" calcext:value-type="string">
            <text:p>0.0030427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-8.34801" calcext:value-type="float">
            <text:p>-8,34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-8.34821" calcext:value-type="float">
            <text:p>-8,34821</text:p>
          </table:table-cell>
          <table:table-cell office:value-type="float" office:value="0.00889776" calcext:value-type="float">
            <text:p>0,00889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8.64298</text:p>
          </table:table-cell>
          <table:table-cell office:value-type="string" calcext:value-type="string">
            <text:p>0.0233042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-7.48635" calcext:value-type="float">
            <text:p>-7,48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-7.48665" calcext:value-type="float">
            <text:p>-7,48665</text:p>
          </table:table-cell>
          <table:table-cell office:value-type="float" office:value="0.0085559" calcext:value-type="float">
            <text:p>0,00855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9.14446</text:p>
          </table:table-cell>
          <table:table-cell office:value-type="string" calcext:value-type="string">
            <text:p>0.0108101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-8.75714" calcext:value-type="float">
            <text:p>-8,7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-8.75723" calcext:value-type="float">
            <text:p>-8,75723</text:p>
          </table:table-cell>
          <table:table-cell office:value-type="float" office:value="0.00217234" calcext:value-type="float">
            <text:p>0,002172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9.52444</text:p>
          </table:table-cell>
          <table:table-cell office:value-type="string" calcext:value-type="string">
            <text:p>0.001507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-8.37899" calcext:value-type="float">
            <text:p>-8,378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-8.37912" calcext:value-type="float">
            <text:p>-8,37912</text:p>
          </table:table-cell>
          <table:table-cell office:value-type="float" office:value="0.00593507" calcext:value-type="float">
            <text:p>0,005935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7.32461</text:p>
          </table:table-cell>
          <table:table-cell office:value-type="string" calcext:value-type="string">
            <text:p>0.00244731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-9.40063" calcext:value-type="float">
            <text:p>-9,40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-9.40079" calcext:value-type="float">
            <text:p>-9,40079</text:p>
          </table:table-cell>
          <table:table-cell office:value-type="float" office:value="0.00214713" calcext:value-type="float">
            <text:p>0,002147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10.2718</text:p>
          </table:table-cell>
          <table:table-cell office:value-type="string" calcext:value-type="string">
            <text:p>0.0180246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-8.938" calcext:value-type="float">
            <text:p>-8,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-8.93808" calcext:value-type="float">
            <text:p>-8,93808</text:p>
          </table:table-cell>
          <table:table-cell office:value-type="float" office:value="0.00126632" calcext:value-type="float">
            <text:p>0,00126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8.28251</text:p>
          </table:table-cell>
          <table:table-cell office:value-type="string" calcext:value-type="string">
            <text:p>0.00524479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-7.63037" calcext:value-type="float">
            <text:p>-7,63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-7.63045" calcext:value-type="float">
            <text:p>-7,63045</text:p>
          </table:table-cell>
          <table:table-cell office:value-type="float" office:value="0.00393111" calcext:value-type="float">
            <text:p>0,00393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7.98574</text:p>
          </table:table-cell>
          <table:table-cell office:value-type="string" calcext:value-type="string">
            <text:p>0.0428362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-9.37587" calcext:value-type="float">
            <text:p>-9,37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-9.37615" calcext:value-type="float">
            <text:p>-9,37615</text:p>
          </table:table-cell>
          <table:table-cell office:value-type="float" office:value="0.00178919" calcext:value-type="float">
            <text:p>0,001789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7.57361</text:p>
          </table:table-cell>
          <table:table-cell office:value-type="string" calcext:value-type="string">
            <text:p>0.00777234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-8.42273" calcext:value-type="float">
            <text:p>-8,42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-8.42284" calcext:value-type="float">
            <text:p>-8,42284</text:p>
          </table:table-cell>
          <table:table-cell office:value-type="float" office:value="0.00369804" calcext:value-type="float">
            <text:p>0,003698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8.88295</text:p>
          </table:table-cell>
          <table:table-cell office:value-type="string" calcext:value-type="string">
            <text:p>0.01001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-8.98987" calcext:value-type="float">
            <text:p>-8,9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-8.98985" calcext:value-type="float">
            <text:p>-8,98985</text:p>
          </table:table-cell>
          <table:table-cell office:value-type="float" office:value="0.0049521" calcext:value-type="float">
            <text:p>0,00495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8.96949</text:p>
          </table:table-cell>
          <table:table-cell office:value-type="string" calcext:value-type="string">
            <text:p>0.0202001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-13.2958" calcext:value-type="float">
            <text:p>-13,2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-13.2958" calcext:value-type="float">
            <text:p>-13,2958</text:p>
          </table:table-cell>
          <table:table-cell office:value-type="float" office:value="0.00293217" calcext:value-type="float">
            <text:p>0,002932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13.82</text:p>
          </table:table-cell>
          <table:table-cell office:value-type="string" calcext:value-type="string">
            <text:p>0.0079188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-13.8183" calcext:value-type="float">
            <text:p>-13,8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" calcext:value-type="float">
            <text:p>158</text:p>
          </table:table-cell>
          <table:table-cell office:value-type="float" office:value="-13.8184" calcext:value-type="float">
            <text:p>-13,8184</text:p>
          </table:table-cell>
          <table:table-cell office:value-type="float" office:value="0.00813533" calcext:value-type="float">
            <text:p>0,008135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14.6038</text:p>
          </table:table-cell>
          <table:table-cell office:value-type="string" calcext:value-type="string">
            <text:p>0.0178729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office:value-type="float" office:value="-13.6891" calcext:value-type="float">
            <text:p>-13,6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-13.6892" calcext:value-type="float">
            <text:p>-13,6892</text:p>
          </table:table-cell>
          <table:table-cell office:value-type="float" office:value="0.00684776" calcext:value-type="float">
            <text:p>0,006847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-13.6533</text:p>
          </table:table-cell>
          <table:table-cell office:value-type="string" calcext:value-type="string">
            <text:p>0.025030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" calcext:value-type="float">
            <text:p>103</text:p>
          </table:table-cell>
          <table:table-cell office:value-type="float" office:value="-14.4876" calcext:value-type="float">
            <text:p>-14,48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-14.4876" calcext:value-type="float">
            <text:p>-14,4876</text:p>
          </table:table-cell>
          <table:table-cell office:value-type="float" office:value="0.0078911" calcext:value-type="float">
            <text:p>0,00789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14.3125</text:p>
          </table:table-cell>
          <table:table-cell office:value-type="string" calcext:value-type="string">
            <text:p>0.080864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-13.1817" calcext:value-type="float">
            <text:p>-13,18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4" calcext:value-type="float">
            <text:p>134</text:p>
          </table:table-cell>
          <table:table-cell office:value-type="float" office:value="-13.1817" calcext:value-type="float">
            <text:p>-13,1817</text:p>
          </table:table-cell>
          <table:table-cell office:value-type="float" office:value="0.00962953" calcext:value-type="float">
            <text:p>0,009629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12.4728</text:p>
          </table:table-cell>
          <table:table-cell office:value-type="string" calcext:value-type="string">
            <text:p>0.014203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-13.3841" calcext:value-type="float">
            <text:p>-13,3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float" office:value="-13.3843" calcext:value-type="float">
            <text:p>-13,3843</text:p>
          </table:table-cell>
          <table:table-cell office:value-type="float" office:value="0.0128027" calcext:value-type="float">
            <text:p>0,01280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-13.3056</text:p>
          </table:table-cell>
          <table:table-cell office:value-type="string" calcext:value-type="string">
            <text:p>0.0417253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-14.1453" calcext:value-type="float">
            <text:p>-14,1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-14.1462" calcext:value-type="float">
            <text:p>-14,1462</text:p>
          </table:table-cell>
          <table:table-cell office:value-type="float" office:value="0.0084972" calcext:value-type="float">
            <text:p>0,00849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13.4941</text:p>
          </table:table-cell>
          <table:table-cell office:value-type="string" calcext:value-type="string">
            <text:p>0.0079404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8" calcext:value-type="float">
            <text:p>108</text:p>
          </table:table-cell>
          <table:table-cell office:value-type="float" office:value="-12.7727" calcext:value-type="float">
            <text:p>-12,7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-12.7728" calcext:value-type="float">
            <text:p>-12,7728</text:p>
          </table:table-cell>
          <table:table-cell office:value-type="float" office:value="0.00577282" calcext:value-type="float">
            <text:p>0,0057728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-13.9746</text:p>
          </table:table-cell>
          <table:table-cell office:value-type="string" calcext:value-type="string">
            <text:p>0.068508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-14.2531" calcext:value-type="float">
            <text:p>-14,2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 office:value-type="float" office:value="-14.2532" calcext:value-type="float">
            <text:p>-14,2532</text:p>
          </table:table-cell>
          <table:table-cell office:value-type="float" office:value="0.00978366" calcext:value-type="float">
            <text:p>0,009783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13.2177</text:p>
          </table:table-cell>
          <table:table-cell office:value-type="string" calcext:value-type="string">
            <text:p>0.013364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-14.8498" calcext:value-type="float">
            <text:p>-14,8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  <table:table-cell office:value-type="float" office:value="-14.85" calcext:value-type="float">
            <text:p>-14,85</text:p>
          </table:table-cell>
          <table:table-cell office:value-type="float" office:value="0.00449769" calcext:value-type="float">
            <text:p>0,0044976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13.2369</text:p>
          </table:table-cell>
          <table:table-cell office:value-type="string" calcext:value-type="string">
            <text:p>0.00739587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4"/>
          <table:table-cell table:number-columns-repeated="4"/>
          <table:table-cell table:style-name="ce1" table:number-columns-repeated="100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.00.0000</text:date>, <text:time style:data-style-name="N2" text:time-value="21:31:15.01159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6T14:11:11.855376253</dc:date>
    <meta:generator>LibreOffice/4.2.6.3$Linux_X86_64 LibreOffice_project/420m0$Build-3</meta:generator>
    <meta:editing-duration>PT23S</meta:editing-duration>
    <meta:editing-cycles>3</meta:editing-cycles>
    <meta:document-statistic meta:table-count="1" meta:cell-count="635" meta:object-count="0"/>
  </office:meta>
</office:document-meta>
</file>